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2de019" officeooo:paragraph-rsid="002de019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officeooo:rsid="002de019" officeooo:paragraph-rsid="002fa604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officeooo:rsid="002de019" officeooo:paragraph-rsid="002de019"/>
    </style:style>
    <style:style style:name="T1" style:family="text">
      <style:text-properties fo:color="#0000cc"/>
    </style:style>
    <style:style style:name="T2" style:family="text">
      <style:text-properties officeooo:rsid="002fa6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7-01-06T02:11:19.551782190</dc:date>
    <meta:editing-duration>PT2H8M34S</meta:editing-duration>
    <meta:editing-cycles>2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